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60DA3B517468CD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20cb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3.6cm" draw:z-index="0"><draw:image xlink:href="Pictures/10000000000005000000040060DA3B517468CDF7.png" xlink:type="simple" xlink:show="embed" xlink:actuate="onLoad" loext:mime-type="image/x-vclgraphic"/></draw:frame></text:p>
      <text:p text:style-name="Standard"><text:span text:style-name="T1">Mdp : </text:span>TpE05EIFFe<text:span text:style-name="T1">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3:45:44.280000000</meta:creation-date>
    <dc:date>2018-11-12T13:50:00.513000000</dc:date>
    <meta:editing-duration>PT3M39S</meta:editing-duration>
    <meta:editing-cycles>4</meta:editing-cycles>
    <meta:generator>LibreOffice/5.4.1.2$Windows_X86_64 LibreOffice_project/ea7cb86e6eeb2bf3a5af73a8f7777ac570321527</meta:generator>
    <meta:document-statistic meta:table-count="0" meta:image-count="1" meta:object-count="0" meta:page-count="1" meta:paragraph-count="1" meta:word-count="3" meta:character-count="17" meta:non-whitespace-character-count="15"/>
  </office:meta>
</office:document-meta>
</file>